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6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6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8-07T00:00:00" table:formula="of:=TODAY()" table:style-name="ce3">
            <text:p>7/8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215" table:formula="of:=VLOOKUP([.D1];[.B1:.C115];2;0)" table:style-name="ce1">
            <text:p>215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35" table:formula="of:=450-[.E2]" table:style-name="ce5">
            <text:p>23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9-23T00:00:00" table:formula="of:=VLOOKUP(450;[.A1:.B200];2;0)" table:style-name="ce7">
            <text:p>23/09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0" table:formula="of:=[.A5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70" table:formula="of:=[.A52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70" table:formula="of:=[.A53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70" table:formula="of:=[.A54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70" table:formula="of:=[.A55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170" table:formula="of:=[.A56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170" table:formula="of:=[.A57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170" table:formula="of:=[.A58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170" table:formula="of:=[.A59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170" table:formula="of:=[.A6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170" table:formula="of:=[.A6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175" table:formula="of:=[.A62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62]+5&lt;=565;[.A62]+5;565)" table:style-name="ce1">
            <text:p>180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180" table:formula="of:=[.A63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63]+5&lt;=565;[.A63]+5;565)" table:style-name="ce1">
            <text:p>185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185" table:formula="of:=[.A64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64]+5&lt;=565;[.A64]+5;565)" table:style-name="ce1">
            <text:p>190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190" table:formula="of:=[.A6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190" table:formula="of:=[.A6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190" table:formula="of:=[.A6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190" table:formula="of:=[.A6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190" table:formula="of:=[.A6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190" table:formula="of:=[.A7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190" table:formula="of:=[.A7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190" table:formula="of:=[.A7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190" table:formula="of:=[.A7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190" table:formula="of:=[.A7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190" table:formula="of:=[.A7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190" table:formula="of:=[.A7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190" table:formula="of:=[.A7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190" table:formula="of:=[.A7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190" table:formula="of:=[.A7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190" table:formula="of:=[.A8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190" table:formula="of:=[.A8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190" table:formula="of:=[.A8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190" table:formula="of:=[.A8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190" table:formula="of:=[.A8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195" table:formula="of:=[.A85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85]+5&lt;=565;[.A85]+5;565)" table:style-name="ce1">
            <text:p>200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200" table:formula="of:=[.A86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86]+5&lt;=565;[.A86]+5;565)" table:style-name="ce1">
            <text:p>205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205" table:formula="of:=[.A87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210" table:formula="of:=[.A8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210" table:formula="of:=[.A8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210" table:formula="of:=[.A9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210" table:formula="of:=[.A9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210" table:formula="of:=[.A9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210" table:formula="of:=[.A9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210" table:formula="of:=[.A9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210" table:formula="of:=[.A9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210" table:formula="of:=[.A9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210" table:formula="of:=[.A9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210" table:formula="of:=[.A9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210" table:formula="of:=[.A9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210" table:formula="of:=[.A10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210" table:formula="of:=[.A10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210" table:formula="of:=[.A10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210" table:formula="of:=[.A10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210" table:formula="of:=[.A10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210" table:formula="of:=[.A10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210" table:formula="of:=[.A10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210" table:formula="of:=[.A10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210" table:formula="of:=[.A10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210" table:formula="of:=[.A10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210" table:formula="of:=[.A11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210" table:formula="of:=[.A11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210" table:formula="of:=[.A11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112]+5&lt;=450;[.A112]+5;450)" table:style-name="ce1">
            <text:p>215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215" table:formula="of:=[.A113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113]+5&lt;=450;[.A113]+5;450)" table:style-name="ce1">
            <text:p>220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220" table:formula="of:=[.A114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114]+5&lt;=450;[.A114]+5;450)" table:style-name="ce1">
            <text:p>225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225" table:formula="of:=[.A115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115]+5&lt;=450;[.A115]+5;450)" table:style-name="ce1">
            <text:p>230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230" table:formula="of:=[.A116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16]+5&lt;=450;[.A116]+5;450)" table:style-name="ce1">
            <text:p>235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235" table:formula="of:=[.A117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117]+5&lt;=450;[.A117]+5;450)" table:style-name="ce1">
            <text:p>240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240" table:formula="of:=[.A118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118]+5&lt;=450;[.A118]+5;450)" table:style-name="ce1">
            <text:p>245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245" table:formula="of:=[.A119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119]+5&lt;=450;[.A119]+5;450)" table:style-name="ce1">
            <text:p>250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250" table:formula="of:=[.A120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120]+5&lt;=450;[.A120]+5;450)" table:style-name="ce1">
            <text:p>255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255" table:formula="of:=[.A121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121]+5&lt;=450;[.A121]+5;450)" table:style-name="ce1">
            <text:p>260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260" table:formula="of:=[.A122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122]+5&lt;=450;[.A122]+5;450)" table:style-name="ce1">
            <text:p>265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265" table:formula="of:=[.A123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123]+5&lt;=450;[.A123]+5;450)" table:style-name="ce1">
            <text:p>270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270" table:formula="of:=[.A124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124]+5&lt;=450;[.A124]+5;450)" table:style-name="ce1">
            <text:p>275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275" table:formula="of:=[.A125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125]+5&lt;=450;[.A125]+5;450)" table:style-name="ce1">
            <text:p>280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280" table:formula="of:=[.A126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126]+5&lt;=450;[.A126]+5;450)" table:style-name="ce1">
            <text:p>285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285" table:formula="of:=[.A127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127]+5&lt;=450;[.A127]+5;450)" table:style-name="ce1">
            <text:p>290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290" table:formula="of:=[.A128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128]+5&lt;=450;[.A128]+5;450)" table:style-name="ce1">
            <text:p>295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295" table:formula="of:=[.A129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129]+5&lt;=450;[.A129]+5;450)" table:style-name="ce1">
            <text:p>300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300" table:formula="of:=[.A130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130]+5&lt;=450;[.A130]+5;450)" table:style-name="ce1">
            <text:p>305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305" table:formula="of:=[.A131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131]+5&lt;=450;[.A131]+5;450)" table:style-name="ce1">
            <text:p>310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310" table:formula="of:=[.A132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132]+5&lt;=450;[.A132]+5;450)" table:style-name="ce1">
            <text:p>315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315" table:formula="of:=[.A133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133]+5&lt;=450;[.A133]+5;450)" table:style-name="ce1">
            <text:p>320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320" table:formula="of:=[.A134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134]+5&lt;=450;[.A134]+5;450)" table:style-name="ce1">
            <text:p>325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325" table:formula="of:=[.A135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135]+5&lt;=450;[.A135]+5;450)" table:style-name="ce1">
            <text:p>330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330" table:formula="of:=[.A136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136]+5&lt;=450;[.A136]+5;450)" table:style-name="ce1">
            <text:p>335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335" table:formula="of:=[.A137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137]+5&lt;=450;[.A137]+5;450)" table:style-name="ce1">
            <text:p>340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340" table:formula="of:=[.A138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138]+5&lt;=450;[.A138]+5;450)" table:style-name="ce1">
            <text:p>345</text:p>
          </table:table-cell>
          <table:table-cell office:value-type="date" office:date-value="2019-09-02T00:00:00" table:style-name="ce10">
            <text:p>2/9/19</text:p>
          </table:table-cell>
          <table:table-cell office:value-type="float" office:value="345" table:formula="of:=[.A139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139]+5&lt;=450;[.A139]+5;450)" table:style-name="ce1">
            <text:p>350</text:p>
          </table:table-cell>
          <table:table-cell office:value-type="date" office:date-value="2019-09-03T00:00:00" table:style-name="ce10">
            <text:p>3/9/19</text:p>
          </table:table-cell>
          <table:table-cell office:value-type="float" office:value="350" table:formula="of:=[.A140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140]+5&lt;=450;[.A140]+5;450)" table:style-name="ce1">
            <text:p>355</text:p>
          </table:table-cell>
          <table:table-cell office:value-type="date" office:date-value="2019-09-04T00:00:00" table:style-name="ce10">
            <text:p>4/9/19</text:p>
          </table:table-cell>
          <table:table-cell office:value-type="float" office:value="355" table:formula="of:=[.A141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141]+5&lt;=450;[.A141]+5;450)" table:style-name="ce1">
            <text:p>360</text:p>
          </table:table-cell>
          <table:table-cell office:value-type="date" office:date-value="2019-09-05T00:00:00" table:style-name="ce10">
            <text:p>5/9/19</text:p>
          </table:table-cell>
          <table:table-cell office:value-type="float" office:value="360" table:formula="of:=[.A142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142]+5&lt;=450;[.A142]+5;450)" table:style-name="ce1">
            <text:p>365</text:p>
          </table:table-cell>
          <table:table-cell office:value-type="date" office:date-value="2019-09-06T00:00:00" table:style-name="ce10">
            <text:p>6/9/19</text:p>
          </table:table-cell>
          <table:table-cell office:value-type="float" office:value="365" table:formula="of:=[.A143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143]+5&lt;=450;[.A143]+5;450)" table:style-name="ce1">
            <text:p>370</text:p>
          </table:table-cell>
          <table:table-cell office:value-type="date" office:date-value="2019-09-07T00:00:00" table:style-name="ce10">
            <text:p>7/9/19</text:p>
          </table:table-cell>
          <table:table-cell office:value-type="float" office:value="370" table:formula="of:=[.A144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144]+5&lt;=450;[.A144]+5;450)" table:style-name="ce1">
            <text:p>375</text:p>
          </table:table-cell>
          <table:table-cell office:value-type="date" office:date-value="2019-09-08T00:00:00" table:style-name="ce10">
            <text:p>8/9/19</text:p>
          </table:table-cell>
          <table:table-cell office:value-type="float" office:value="375" table:formula="of:=[.A145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145]+5&lt;=450;[.A145]+5;450)" table:style-name="ce1">
            <text:p>380</text:p>
          </table:table-cell>
          <table:table-cell office:value-type="date" office:date-value="2019-09-09T00:00:00" table:style-name="ce10">
            <text:p>9/9/19</text:p>
          </table:table-cell>
          <table:table-cell office:value-type="float" office:value="380" table:formula="of:=[.A146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146]+5&lt;=450;[.A146]+5;450)" table:style-name="ce1">
            <text:p>385</text:p>
          </table:table-cell>
          <table:table-cell office:value-type="date" office:date-value="2019-09-10T00:00:00" table:style-name="ce10">
            <text:p>10/9/19</text:p>
          </table:table-cell>
          <table:table-cell office:value-type="float" office:value="385" table:formula="of:=[.A147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147]+5&lt;=450;[.A147]+5;450)" table:style-name="ce1">
            <text:p>390</text:p>
          </table:table-cell>
          <table:table-cell office:value-type="date" office:date-value="2019-09-11T00:00:00" table:style-name="ce10">
            <text:p>11/9/19</text:p>
          </table:table-cell>
          <table:table-cell office:value-type="float" office:value="390" table:formula="of:=[.A148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148]+5&lt;=450;[.A148]+5;450)" table:style-name="ce1">
            <text:p>395</text:p>
          </table:table-cell>
          <table:table-cell office:value-type="date" office:date-value="2019-09-12T00:00:00" table:style-name="ce10">
            <text:p>12/9/19</text:p>
          </table:table-cell>
          <table:table-cell office:value-type="float" office:value="395" table:formula="of:=[.A149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149]+5&lt;=450;[.A149]+5;450)" table:style-name="ce1">
            <text:p>400</text:p>
          </table:table-cell>
          <table:table-cell office:value-type="date" office:date-value="2019-09-13T00:00:00" table:style-name="ce10">
            <text:p>13/9/19</text:p>
          </table:table-cell>
          <table:table-cell office:value-type="float" office:value="400" table:formula="of:=[.A150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150]+5&lt;=450;[.A150]+5;450)" table:style-name="ce1">
            <text:p>405</text:p>
          </table:table-cell>
          <table:table-cell office:value-type="date" office:date-value="2019-09-14T00:00:00" table:style-name="ce10">
            <text:p>14/9/19</text:p>
          </table:table-cell>
          <table:table-cell office:value-type="float" office:value="405" table:formula="of:=[.A151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151]+5&lt;=450;[.A151]+5;450)" table:style-name="ce1">
            <text:p>410</text:p>
          </table:table-cell>
          <table:table-cell office:value-type="date" office:date-value="2019-09-15T00:00:00" table:style-name="ce10">
            <text:p>15/9/19</text:p>
          </table:table-cell>
          <table:table-cell office:value-type="float" office:value="410" table:formula="of:=[.A152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152]+5&lt;=450;[.A152]+5;450)" table:style-name="ce1">
            <text:p>415</text:p>
          </table:table-cell>
          <table:table-cell office:value-type="date" office:date-value="2019-09-16T00:00:00" table:style-name="ce10">
            <text:p>16/9/19</text:p>
          </table:table-cell>
          <table:table-cell office:value-type="float" office:value="415" table:formula="of:=[.A153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153]+5&lt;=450;[.A153]+5;450)" table:style-name="ce1">
            <text:p>420</text:p>
          </table:table-cell>
          <table:table-cell office:value-type="date" office:date-value="2019-09-17T00:00:00" table:style-name="ce10">
            <text:p>17/9/19</text:p>
          </table:table-cell>
          <table:table-cell office:value-type="float" office:value="420" table:formula="of:=[.A154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54]+5&lt;=450;[.A154]+5;450)" table:style-name="ce1">
            <text:p>425</text:p>
          </table:table-cell>
          <table:table-cell office:value-type="date" office:date-value="2019-09-18T00:00:00" table:style-name="ce10">
            <text:p>18/9/19</text:p>
          </table:table-cell>
          <table:table-cell office:value-type="float" office:value="425" table:formula="of:=[.A155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55]+5&lt;=450;[.A155]+5;450)" table:style-name="ce1">
            <text:p>430</text:p>
          </table:table-cell>
          <table:table-cell office:value-type="date" office:date-value="2019-09-19T00:00:00" table:style-name="ce10">
            <text:p>19/9/19</text:p>
          </table:table-cell>
          <table:table-cell office:value-type="float" office:value="430" table:formula="of:=[.A156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56]+5&lt;=450;[.A156]+5;450)" table:style-name="ce1">
            <text:p>435</text:p>
          </table:table-cell>
          <table:table-cell office:value-type="date" office:date-value="2019-09-20T00:00:00" table:style-name="ce10">
            <text:p>20/9/19</text:p>
          </table:table-cell>
          <table:table-cell office:value-type="float" office:value="435" table:formula="of:=[.A157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57]+5&lt;=450;[.A157]+5;450)" table:style-name="ce1">
            <text:p>440</text:p>
          </table:table-cell>
          <table:table-cell office:value-type="date" office:date-value="2019-09-21T00:00:00" table:style-name="ce10">
            <text:p>21/9/19</text:p>
          </table:table-cell>
          <table:table-cell office:value-type="float" office:value="440" table:formula="of:=[.A158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58]+5&lt;=450;[.A158]+5;450)" table:style-name="ce1">
            <text:p>445</text:p>
          </table:table-cell>
          <table:table-cell office:value-type="date" office:date-value="2019-09-22T00:00:00" table:style-name="ce10">
            <text:p>22/9/19</text:p>
          </table:table-cell>
          <table:table-cell office:value-type="float" office:value="445" table:formula="of:=[.A159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59]+5&lt;=450;[.A159]+5;450)" table:style-name="ce1">
            <text:p>450</text:p>
          </table:table-cell>
          <table:table-cell office:value-type="date" office:date-value="2019-09-23T00:00:00" table:style-name="ce10">
            <text:p>23/9/19</text:p>
          </table:table-cell>
          <table:table-cell office:value-type="float" office:value="450" table:formula="of:=[.A16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0]+5&lt;=450;[.A160]+5;450)" table:style-name="ce1">
            <text:p>450</text:p>
          </table:table-cell>
          <table:table-cell office:value-type="date" office:date-value="2019-09-24T00:00:00" table:style-name="ce10">
            <text:p>24/9/19</text:p>
          </table:table-cell>
          <table:table-cell office:value-type="float" office:value="450" table:formula="of:=[.A161]" table:style-name="ce1">
            <text:p>450</text:p>
          </table:table-cell>
          <table:table-cell table:number-columns-repeated="16381"/>
        </table:table-row>
        <table:table-row table:number-rows-repeated="4" table:style-name="ro1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4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cf2" style:family="table-cell" style:data-style-name="N0">
      <style:table-cell-properties fo:background-color="#00B0F0"/>
    </style:style>
    <style:style style:name="cf3" style:family="table-cell" style:data-style-name="N0">
      <style:table-cell-properties fo:background-color="#00B0F0"/>
    </style:style>
    <style:style style:name="cf4" style:family="table-cell" style:data-style-name="N0">
      <style:table-cell-properties fo:background-color="#00B0F0"/>
    </style:style>
    <style:style style:name="cf5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6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8-07T14:52:18Z</dc:date>
    <meta:editing-cycles>5</meta:editing-cycles>
    <meta:editing-duration>PT902S</meta:editing-duration>
    <meta:user-defined meta:name="DLPManualFileClassification">{1A067545-A4E2-4FA1-8094-0D7902669705}</meta:user-defined>
    <meta:user-defined meta:name="DLPManualFileClassificationLastModifiedBy">CORPCAIXA\c070622</meta:user-defined>
    <meta:user-defined meta:name="DLPManualFileClassificationLastModificationDate">1560881928</meta:user-defined>
    <meta:user-defined meta:name="DLPManualFileClassificationVersion">11.2.0.1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